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7918" officeooo:paragraph-rsid="00057918"/>
    </style:style>
    <style:style style:name="P2" style:family="paragraph" style:parent-style-name="Standard">
      <style:paragraph-properties fo:text-align="start" style:justify-single-word="false"/>
      <style:text-properties officeooo:rsid="00057918" officeooo:paragraph-rsid="00057918"/>
    </style:style>
    <style:style style:name="P3" style:family="paragraph" style:parent-style-name="Standard">
      <style:paragraph-properties fo:text-align="start" style:justify-single-word="false"/>
      <style:text-properties officeooo:rsid="0008bf68" officeooo:paragraph-rsid="0008bf68"/>
    </style:style>
    <style:style style:name="P4" style:family="paragraph" style:parent-style-name="Standard">
      <style:paragraph-properties fo:text-align="start" style:justify-single-word="false"/>
      <style:text-properties officeooo:rsid="000a8238" officeooo:paragraph-rsid="000a8238"/>
    </style:style>
    <style:style style:name="P5" style:family="paragraph" style:parent-style-name="Standard">
      <style:paragraph-properties fo:text-align="start" style:justify-single-word="false"/>
      <style:text-properties officeooo:rsid="000d67fc" officeooo:paragraph-rsid="000d67fc"/>
    </style:style>
    <style:style style:name="P6" style:family="paragraph" style:parent-style-name="Standard">
      <style:paragraph-properties fo:text-align="start" style:justify-single-word="false"/>
      <style:text-properties officeooo:rsid="000ea6db" officeooo:paragraph-rsid="000ea6db"/>
    </style:style>
    <style:style style:name="P7" style:family="paragraph" style:parent-style-name="Standard">
      <style:paragraph-properties fo:text-align="start" style:justify-single-word="false"/>
      <style:text-properties officeooo:rsid="000f34df" officeooo:paragraph-rsid="000f34df"/>
    </style:style>
    <style:style style:name="P8" style:family="paragraph" style:parent-style-name="Standard">
      <style:paragraph-properties fo:text-align="start" style:justify-single-word="false"/>
      <style:text-properties officeooo:rsid="00126cda" officeooo:paragraph-rsid="00126cda"/>
    </style:style>
    <style:style style:name="P9" style:family="paragraph" style:parent-style-name="Standard">
      <style:paragraph-properties fo:text-align="start" style:justify-single-word="false"/>
      <style:text-properties officeooo:rsid="00131b1c" officeooo:paragraph-rsid="00131b1c"/>
    </style:style>
    <style:style style:name="P10" style:family="paragraph" style:parent-style-name="Standard">
      <style:paragraph-properties fo:text-align="start" style:justify-single-word="false"/>
      <style:text-properties officeooo:rsid="00142abc" officeooo:paragraph-rsid="00142abc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e5c1" officeooo:paragraph-rsid="001de5c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5c2c1" officeooo:paragraph-rsid="0025c2c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6cda" officeooo:paragraph-rsid="00126cd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9008" officeooo:paragraph-rsid="000c9008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1a066c" officeooo:paragraph-rsid="001a066c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de5c1" officeooo:paragraph-rsid="001de5c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ae423" officeooo:paragraph-rsid="002ae42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b7018" officeooo:paragraph-rsid="002b701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ec547" officeooo:paragraph-rsid="002ec54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30d448" officeooo:paragraph-rsid="0030d44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1a066c" officeooo:paragraph-rsid="003300a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38997d" officeooo:paragraph-rsid="0038997d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8997d" officeooo:paragraph-rsid="0038997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rsid="001f449e" officeooo:paragraph-rsid="001f449e"/>
    </style:style>
    <style:style style:name="P25" style:family="paragraph" style:parent-style-name="Standard">
      <style:paragraph-properties fo:text-align="start" style:justify-single-word="false"/>
      <style:text-properties officeooo:rsid="003736c0" officeooo:paragraph-rsid="003736c0"/>
    </style:style>
    <style:style style:name="P26" style:family="paragraph" style:parent-style-name="Standard">
      <style:paragraph-properties fo:text-align="start" style:justify-single-word="false"/>
      <style:text-properties officeooo:rsid="003850d3" officeooo:paragraph-rsid="003850d3"/>
    </style:style>
    <style:style style:name="P27" style:family="paragraph" style:parent-style-name="Standard">
      <style:paragraph-properties fo:text-align="start" style:justify-single-word="false"/>
      <style:text-properties officeooo:rsid="00397640" officeooo:paragraph-rsid="00397640"/>
    </style:style>
    <style:style style:name="P28" style:family="paragraph" style:parent-style-name="Standard" style:list-style-name="L3">
      <style:paragraph-properties fo:text-align="start" style:justify-single-word="false"/>
      <style:text-properties officeooo:rsid="003a2ff5" officeooo:paragraph-rsid="003a2ff5"/>
    </style:style>
    <style:style style:name="P29" style:family="paragraph" style:parent-style-name="Standard" style:list-style-name="L3">
      <style:paragraph-properties fo:text-align="start" style:justify-single-word="false"/>
      <style:text-properties officeooo:rsid="003a5411" officeooo:paragraph-rsid="003a5411"/>
    </style:style>
    <style:style style:name="P30" style:family="paragraph" style:parent-style-name="Standard" style:list-style-name="L3">
      <style:paragraph-properties fo:text-align="start" style:justify-single-word="false"/>
      <style:text-properties officeooo:rsid="003b776f" officeooo:paragraph-rsid="003b776f"/>
    </style:style>
    <style:style style:name="P31" style:family="paragraph" style:parent-style-name="Standard">
      <style:paragraph-properties fo:text-align="start" style:justify-single-word="false"/>
      <style:text-properties officeooo:rsid="003b776f" officeooo:paragraph-rsid="003b776f"/>
    </style:style>
    <style:style style:name="P32" style:family="paragraph" style:parent-style-name="Standard">
      <style:paragraph-properties fo:text-align="start" style:justify-single-word="false"/>
      <style:text-properties officeooo:rsid="003d2dba" officeooo:paragraph-rsid="003d2dba"/>
    </style:style>
    <style:style style:name="P33" style:family="paragraph" style:parent-style-name="Standard" style:list-style-name="L4">
      <style:paragraph-properties fo:text-align="start" style:justify-single-word="false"/>
      <style:text-properties officeooo:rsid="003f05a3" officeooo:paragraph-rsid="003f05a3"/>
    </style:style>
    <style:style style:name="T1" style:family="text">
      <style:text-properties officeooo:rsid="000c57d0"/>
    </style:style>
    <style:style style:name="T2" style:family="text">
      <style:text-properties officeooo:rsid="000ef040"/>
    </style:style>
    <style:style style:name="T3" style:family="text">
      <style:text-properties officeooo:rsid="000f52e0"/>
    </style:style>
    <style:style style:name="T4" style:family="text">
      <style:text-properties style:text-underline-style="none" officeooo:rsid="000f52e0"/>
    </style:style>
    <style:style style:name="T5" style:family="text">
      <style:text-properties officeooo:rsid="001462e7"/>
    </style:style>
    <style:style style:name="T6" style:family="text">
      <style:text-properties officeooo:rsid="0014fc07"/>
    </style:style>
    <style:style style:name="T7" style:family="text">
      <style:text-properties officeooo:rsid="001b4765"/>
    </style:style>
    <style:style style:name="T8" style:family="text">
      <style:text-properties officeooo:rsid="001d31d3"/>
    </style:style>
    <style:style style:name="T9" style:family="text">
      <style:text-properties officeooo:rsid="001ea7f8"/>
    </style:style>
    <style:style style:name="T10" style:family="text">
      <style:text-properties officeooo:rsid="0020270a"/>
    </style:style>
    <style:style style:name="T11" style:family="text">
      <style:text-properties officeooo:rsid="002bfeed"/>
    </style:style>
    <style:style style:name="T12" style:family="text">
      <style:text-properties officeooo:rsid="002d2d8b"/>
    </style:style>
    <style:style style:name="T13" style:family="text">
      <style:text-properties officeooo:rsid="0034426d"/>
    </style:style>
    <style:style style:name="T14" style:family="text">
      <style:text-properties officeooo:rsid="003a2ff5"/>
    </style:style>
    <style:style style:name="T15" style:family="text">
      <style:text-properties officeooo:rsid="003b77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2"/>
      <text:p text:style-name="P2"/>
      <text:p text:style-name="P3">Introduction</text:p>
      <text:p text:style-name="P3"/>
      <text:p text:style-name="P3"/>
      <text:p text:style-name="P4">Exemples de systèmes comparables</text:p>
      <text:p text:style-name="P4"><text:tab/>hal.archives-ouvertes.<text:span text:style-name="T1">fr</text:span></text:p>
      <text:p text:style-name="P4"/>
      <text:p text:style-name="P4"/>
      <text:p text:style-name="P14">P<text:span text:style-name="T8">ro</text:span>fils utilisateurs :</text:p>
      <text:p text:style-name="P5">Rassembler les profils de chercheurs par universités.</text:p>
      <text:p text:style-name="P6">Sans attache avec une université, <text:span text:style-name="T2">les documents devront être validés.</text:span></text:p>
      <text:p text:style-name="P7">Il faut donc un profil de « validateur ». <text:span text:style-name="T3">Directeur de recherche, ou </text:span><text:span text:style-name="T4">chef</text:span><text:span text:style-name="T3"> de section (un chef de section par domaine de recherche).</text:span></text:p>
      <text:p text:style-name="P7"/>
      <text:p text:style-name="P13">Notes pour MCD</text:p>
      <text:p text:style-name="P9"><text:span text:style-name="T9">D</text:span>es utilisateurs qui seront chercheurs, affiliés ou non à une université.</text:p>
      <text:p text:style-name="P10">Un chercheur peut être chef de section. <text:span text:style-name="T5">Si c’est le cas il doit valider les documents soumis par des chercheurs non affiliés. </text:span></text:p>
      <text:p text:style-name="P8">Il faudra des domaines de recherches <text:span text:style-name="T6">(informatique, bio, chimie…)</text:span></text:p>
      <text:p text:style-name="P24">Des équipes de chercheurs. </text:p>
      <text:p text:style-name="P24">Les documents pouront être publiés par plusieurs personnes <text:span text:style-name="T10">(voir plusieurs équipes)</text:span>.</text:p>
      <text:p text:style-name="P25"/>
      <text:p text:style-name="P25">Chaque équipe devra avoir un descriptif de ses activités. Sur sa page elle devra afficher la liste des documents publiés. La liste des chercheurs y travaillant.</text:p>
      <text:p text:style-name="P15"/>
      <text:p text:style-name="P12">Fonctionnalités :</text:p>
      <text:p text:style-name="P17">Inscritpion. Affiliation à une université.</text:p>
      <text:p text:style-name="P17">Publication de documents  <text:span text:style-name="T12">en privé ou en public.</text:span></text:p>
      <text:p text:style-name="P19">Privé : uniquement visible par les chercheurs de la même université.</text:p>
      <text:p text:style-name="P18">Validation de documents : <text:span text:style-name="T11">uniquement par le chef de section.</text:span></text:p>
      <text:p text:style-name="P20">Validation obligatoire pour les chercheurs non affiliés.</text:p>
      <text:p text:style-name="P21"><text:span text:style-name="T13">S</text:span>ignalement d’un article innaproprié <text:span text:style-name="T7">(mauvaise rubrique).</text:span></text:p>
      <text:p text:style-name="P26">Impossibilité de publier dans un domaine de recherche différent du sien ou de celui de son équipe.</text:p>
      <text:p text:style-name="P27">Possibilité de recherche <text:span text:style-name="T14">de docuements par :</text:span></text:p>
      <text:list xml:id="list1994453473151204999" text:style-name="L3">
        <text:list-item>
          <text:p text:style-name="P28">titre</text:p>
        </text:list-item>
        <text:list-item>
          <text:p text:style-name="P28">chercheurs</text:p>
        </text:list-item>
        <text:list-item>
          <text:p text:style-name="P28">équipe</text:p>
        </text:list-item>
        <text:list-item>
          <text:p text:style-name="P29">université</text:p>
        </text:list-item>
        <text:list-item>
          <text:p text:style-name="P30">domaine</text:p>
        </text:list-item>
      </text:list>
      <text:p text:style-name="P32"><text:soft-page-break/>Statistiques du site présente sur la page d’acceuil : </text:p>
      <text:list xml:id="list951088782385020242" text:style-name="L4">
        <text:list-item>
          <text:p text:style-name="P33">nombres de dépots sur les n derniers mois</text:p>
        </text:list-item>
        <text:list-item>
          <text:p text:style-name="P33"/>
        </text:list-item>
      </text:list>
      <text:p text:style-name="P31"/>
      <text:p text:style-name="P15"/>
      <text:p text:style-name="P15"/>
      <text:p text:style-name="P15"/>
      <text:p text:style-name="P15"/>
      <text:p text:style-name="P15"/>
      <text:p text:style-name="P11">NB :</text:p>
      <text:p text:style-name="P16">Idées comme ça : possibilité de forum/chatbox</text:p>
      <text:p text:style-name="P22">Penser à un système de sous domaines de recherche</text:p>
      <text:p text:style-name="P22">Informatique :<text:tab/></text:p>
      <text:list xml:id="list1469117454125734277" text:style-name="L1">
        <text:list-item>
          <text:p text:style-name="P23">Réseaux</text:p>
        </text:list-item>
        <text:list-item>
          <text:p text:style-name="P23">Sécurité</text:p>
        </text:list-item>
        <text:list-item>
          <text:p text:style-name="P23">...</text:p>
        </text:list-item>
      </text:list>
      <text:p text:style-name="P2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8:31:02.823394901</meta:creation-date>
    <dc:date>2016-03-16T09:03:37.049304964</dc:date>
    <meta:editing-duration>PT32M4S</meta:editing-duration>
    <meta:editing-cycles>65</meta:editing-cycles>
    <meta:generator>LibreOffice/5.1.1.3$Linux_X86_64 LibreOffice_project/10m0$Build-3</meta:generator>
    <meta:document-statistic meta:table-count="0" meta:image-count="0" meta:object-count="0" meta:page-count="2" meta:paragraph-count="40" meta:word-count="267" meta:character-count="1676" meta:non-whitespace-character-count="1450"/>
  </office:meta>
</office:document-meta>
</file>